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in" table:align="margins" style:writing-mode="lr-tb"/>
    </style:style>
    <style:style style:name="Table4.A" style:family="table-column">
      <style:table-column-properties style:column-width="6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text-properties style:font-name="Arial" fo:language="en" fo:country="GB" style:font-name-complex="Arial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Mistral" fo:font-size="20pt" style:font-size-asian="20pt" style:font-name-complex="Arial" style:font-size-complex="20p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margin-left="1in" fo:margin-right="0in" fo:text-indent="0.5in" style:auto-text-indent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Standard" style:master-page-name="Standard">
      <style:paragraph-properties style:page-number="auto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 style:list-style-name="WW8Num2">
      <style:text-properties style:font-name="Arial" fo:font-size="11pt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>
        <style:tab-stops>
          <style:tab-stop style:position="3.5437in"/>
        </style:tab-stops>
      </style:paragraph-properties>
      <style:text-properties style:font-name="Arial" fo:font-size="12pt" fo:language="en" fo:country="GB" style:font-size-asian="12pt" style:font-name-complex="Arial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weight="normal" style:font-weight-asian="normal" style:font-name-complex="Arial"/>
    </style:style>
    <style:style style:name="T6" style:family="text">
      <style:text-properties style:font-name="Arial" fo:language="en" fo:country="GB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1"><text:span text:style-name="T4">Our ref <text:s/></text:span><text:span text:style-name="T4"><text:placeholder text:placeholder-type="text">&lt;data['form']['id']&gt;</text:placeholder></text:span><text:span text:style-name="T4"><text:tab/><text:tab/><text:tab/></text:span><text:span text:style-name="T6"><text:placeholder text:placeholder-type="text">&lt;time&gt;</text:placeholder></text:span></text:p>
      <text:p text:style-name="P5"/>
      <text:p text:style-name="P5"/>
      <text:p text:style-name="P10"><text:span text:style-name="T6"><text:placeholder text:placeholder-type="text">&lt;data['form']['title']&gt;</text:placeholder></text:span><text:span text:style-name="T6"> </text:span><text:span text:style-name="T6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1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4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1">relatorio:///for</text:span></text:a></text:p>
          </table:table-cell>
        </table:table-row>
      </table:table>
      <text:p text:style-name="Standard"/>
      <text:p text:style-name="P9"/>
      <text:p text:style-name="P2"><text:placeholder text:placeholder-type="text">&lt;data['form']['title_last_name']&gt;</text:placeholder></text:p>
      <text:p text:style-name="P1"/>
      <text:p text:style-name="P1">Motability have referred you to us on their Managed Adaptations Programme, to carry out an Assessment and this is to confirm that your appointment has been made for:</text:p>
      <text:p text:style-name="P1"/>
      <text:p text:style-name="P7"><text:span text:style-name="T3"><text:placeholder text:placeholder-type="text">&lt;data['form']['apmt_start_date']&gt;</text:placeholder></text:span><text:span text:style-name="T3"> at </text:span><text:span text:style-name="T3"><text:placeholder text:placeholder-type="text">&lt;data['form']['apmt_start_time']&gt;</text:placeholder></text:span><text:span text:style-name="T3"> hrs</text:span></text:p>
      <text:p text:style-name="P3"/>
      <text:p text:style-name="P1">and will take place at our Essex location:<text:tab/><text:tab/></text:p>
      <text:p text:style-name="P12"><text:s text:c="7"/></text:p>
      <text:p text:style-name="P7"><text:span text:style-name="T4">Unit 7, </text:span><text:span text:style-name="Emphasis"><text:span text:style-name="T5">Wakes Hall Business</text:span></text:span><text:span text:style-name="T4"> Centre, Wakes Colne,Colchester CO6 2DY</text:span></text:p>
      <text:p text:style-name="P1"><text:tab/></text:p>
      <text:p text:style-name="P1">It is anticipated that you will need to allow approximately 2½ hours for the assessment and there is a waiting/ refreshment area available for you and the person(s) accompanying you. <text:s/></text:p>
      <text:p text:style-name="P1"/>
      <text:p text:style-name="Standard"><text:span text:style-name="T2">I should be grateful if you would complete the enclosed questionnaire and return it to us at the Thetford address (as at the top of this letter, </text:span><text:span text:style-name="T3">NOT</text:span><text:span text:style-name="T2"> to Wakes Hall) as soon as possible to confirm your acceptance of the appointment. <text:s/>Motability will be paying your fee. <text:s/>However, if cancellation is subsequently necessary, please note that you may be charged a fee by Motability unless 5 working days notice is given, or medical evidence of your inability to attend is provided.</text:span></text:p>
      <text:p text:style-name="P1"/>
      <text:p text:style-name="P1">When you attend:</text:p>
      <text:p text:style-name="P1"/>
      <text:p text:style-name="P13">1 <text:s text:c="2"/>Please ensure you bring your Driving Licence with you. If you do not have a valid licence in your possession please advise us as soon as possible.</text:p>
      <text:p text:style-name="P3"/>
      <text:list xml:id="list38178936" text:style-name="WW8Num2">
        <text:list-item>
          <text:p text:style-name="P16">Please ensure that your eyesight meets the legal minimum requirement, ie. you are able to clearly read a standard number plate at a distance of 20.5 metres. If you wear them, please also remember to bring driving and reading glasses with you to the assessment.</text:p>
        </text:list-item>
      </text:list>
      <text:p text:style-name="P13"/>
      <text:p text:style-name="P1">We look forward to seeing you and hope that we are able to help you overcome your mobility problems. <text:s/>If you have any queries about any aspect of the assessment, please do not hesitate to contact me.</text:p>
      <text:p text:style-name="P4"/>
      <text:p text:style-name="P4"/>
      <text:p text:style-name="P1">Yours sincerely,</text:p>
      <text:p text:style-name="P8"><text:soft-page-break/>Tracey Disborough</text:p>
      <text:p text:style-name="P6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«PERSON_TITLE» «PERSON_DISPLAYNAME»</dc:title>
    <meta:initial-creator>KMAC</meta:initial-creator>
    <meta:creation-date>2011-03-18T16:56:00</meta:creation-date>
    <dc:date>2011-11-05T18:05:17.74</dc:date>
    <meta:editing-cycles>10</meta:editing-cycles>
    <meta:editing-duration>PT00H11M48S</meta:editing-duration>
    <meta:generator>OpenOffice.org/3.2$Win32 OpenOffice.org_project/320m18$Build-9502</meta:generator>
    <meta:document-statistic meta:table-count="1" meta:image-count="0" meta:object-count="0" meta:page-count="2" meta:paragraph-count="21" meta:word-count="298" meta:character-count="1905"/>
  </office:meta>
</office:document-meta>
</file>